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P3" style:family="paragraph" style:parent-style-name="Standard" style:list-style-name="L2">
      <style:text-properties fo:font-weight="normal" style:font-weight-asian="normal" style:font-weight-complex="normal"/>
    </style:style>
    <style:style style:name="P4" style:family="paragraph" style:parent-style-name="Standard" style:list-style-name="L3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dentification des tache et des activités </text:p>
      <text:p text:style-name="Standard"/>
      <text:p text:style-name="Standard">Pour planifier le déroulement du projet, nous avons identifier trois activité. Pour chaque activté nous avons identifié une liste de taches associées. </text:p>
      <text:p text:style-name="Standard"/>
      <text:p text:style-name="P1">Suivit de projet : </text:p>
      <text:list xml:id="list335589142232203079" text:style-name="L1">
        <text:list-item>
          <text:p text:style-name="P2">organisation</text:p>
        </text:list-item>
        <text:list-item>
          <text:p text:style-name="P2">planification des taches </text:p>
        </text:list-item>
        <text:list-item>
          <text:p text:style-name="P2">mise à jour du tableau de bord</text:p>
        </text:list-item>
        <text:list-item>
          <text:p text:style-name="P2">répartition et suivit des taches </text:p>
        </text:list-item>
        <text:list-item>
          <text:p text:style-name="P2">animation des réunion de début/fin de séance</text:p>
        </text:list-item>
      </text:list>
      <text:p text:style-name="P1"><text:tab/></text:p>
      <text:p text:style-name="P1">Intégration et contrôle des Documents </text:p>
      <text:list xml:id="list2781533974254894597" text:style-name="L2">
        <text:list-item>
          <text:p text:style-name="P3">présentation et respect du PAQ</text:p>
        </text:list-item>
        <text:list-item>
          <text:p text:style-name="P3">validation interne des livrables </text:p>
        </text:list-item>
        <text:list-item>
          <text:p text:style-name="P3">validation externe des livrables </text:p>
        </text:list-item>
      </text:list>
      <text:p text:style-name="P1"/>
      <text:p text:style-name="P1">conception/production <text:s/></text:p>
      <text:list xml:id="list2268658519243095327" text:style-name="L3">
        <text:list-item>
          <text:p text:style-name="P4">élaboration des livrables</text:p>
        </text:list-item>
        <text:list-item>
          <text:p text:style-name="P4">mise en commun des information </text:p>
        </text:list-item>
        <text:list-item>
          <text:p text:style-name="P4">rédaction des rapports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mon Rispal</meta:initial-creator>
    <meta:creation-date>2014-12-12T11:09:45.32</meta:creation-date>
    <dc:date>2014-12-19T14:15:40.87</dc:date>
    <dc:creator>Simon Rispal</dc:creator>
    <meta:editing-duration>PT6H11M1S</meta:editing-duration>
    <meta:editing-cycles>6</meta:editing-cycles>
    <meta:generator>OpenOffice/4.1.0$Win32 OpenOffice.org_project/410m18$Build-9764</meta:generator>
    <meta:document-statistic meta:table-count="0" meta:image-count="0" meta:object-count="0" meta:page-count="1" meta:paragraph-count="17" meta:word-count="96" meta:character-count="604"/>
  </office:meta>
</office:document-meta>
</file>